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4" style:family="table">
      <style:table-properties style:width="12.765cm" table:align="left"/>
    </style:style>
    <style:style style:name="Tabla24.A" style:family="table-column">
      <style:table-column-properties style:column-width="5.96cm"/>
    </style:style>
    <style:style style:name="Tabla24.B" style:family="table-column">
      <style:table-column-properties style:column-width="6.805cm"/>
    </style:style>
    <style:style style:name="Tabla24.1" style:family="table-row">
      <style:table-row-properties fo:background-color="#fafafa">
        <style:background-image/>
      </style:table-row-properties>
    </style:style>
    <style:style style:name="Tabla2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4.2" style:family="table-row">
      <style:table-row-properties fo:background-color="transparent">
        <style:background-image/>
      </style:table-row-properties>
    </style:style>
    <style:style style:name="Tabla24.A2" style:family="table-cell">
      <style:table-cell-properties style:vertical-align="middle" fo:padding-left="0.265cm" fo:padding-right="0.265cm" fo:padding-top="0.159cm" fo:padding-bottom="0.159cm" fo:border="0.05pt solid #dddddd"/>
    </style:style>
    <style:style style:name="Tabla24.B2" style:family="table-cell">
      <style:table-cell-properties style:vertical-align="middle" fo:padding-left="0.265cm" fo:padding-right="0.265cm" fo:padding-top="0.159cm" fo:padding-bottom="0.159cm" fo:border="0.05pt solid #dddddd"/>
    </style:style>
    <style:style style:name="Tabla24.A3" style:family="table-cell">
      <style:table-cell-properties style:vertical-align="middle" fo:padding-left="0.265cm" fo:padding-right="0.265cm" fo:padding-top="0.159cm" fo:padding-bottom="0.159cm" fo:border="0.05pt solid #dddddd"/>
    </style:style>
    <style:style style:name="Tabla24.B3" style:family="table-cell">
      <style:table-cell-properties style:vertical-align="middle" fo:padding-left="0.265cm" fo:padding-right="0.265cm" fo:padding-top="0.159cm" fo:padding-bottom="0.159cm" fo:border="0.05pt solid #dddddd"/>
    </style:style>
    <style:style style:name="Tabla24.A4" style:family="table-cell">
      <style:table-cell-properties style:vertical-align="middle" fo:padding-left="0.265cm" fo:padding-right="0.265cm" fo:padding-top="0.159cm" fo:padding-bottom="0.159cm" fo:border="0.05pt solid #dddddd"/>
    </style:style>
    <style:style style:name="Tabla24.B4" style:family="table-cell">
      <style:table-cell-properties style:vertical-align="middle" fo:padding-left="0.265cm" fo:padding-right="0.265cm" fo:padding-top="0.159cm" fo:padding-bottom="0.159cm" fo:border="0.05pt solid #dddddd"/>
    </style:style>
    <style:style style:name="Tabla24.A5" style:family="table-cell">
      <style:table-cell-properties style:vertical-align="middle" fo:padding-left="0.265cm" fo:padding-right="0.265cm" fo:padding-top="0.159cm" fo:padding-bottom="0.159cm" fo:border="0.05pt solid #dddddd"/>
    </style:style>
    <style:style style:name="Tabla24.B5" style:family="table-cell">
      <style:table-cell-properties style:vertical-align="middle" fo:padding-left="0.265cm" fo:padding-right="0.265cm" fo:padding-top="0.159cm" fo:padding-bottom="0.159cm" fo:border="0.05pt solid #dddddd"/>
    </style:style>
    <style:style style:name="Tabla24.A6" style:family="table-cell">
      <style:table-cell-properties style:vertical-align="middle" fo:padding-left="0.265cm" fo:padding-right="0.265cm" fo:padding-top="0.159cm" fo:padding-bottom="0.159cm" fo:border="0.05pt solid #dddddd"/>
    </style:style>
    <style:style style:name="Tabla24.B6" style:family="table-cell">
      <style:table-cell-properties style:vertical-align="middle" fo:padding-left="0.265cm" fo:padding-right="0.265cm" fo:padding-top="0.159cm" fo:padding-bottom="0.159cm" fo:border="0.05pt solid #dddddd"/>
    </style:style>
    <style:style style:name="Tabla24.A7" style:family="table-cell">
      <style:table-cell-properties style:vertical-align="middle" fo:padding-left="0.265cm" fo:padding-right="0.265cm" fo:padding-top="0.159cm" fo:padding-bottom="0.159cm" fo:border="0.05pt solid #dddddd"/>
    </style:style>
    <style:style style:name="Tabla24.B7" style:family="table-cell">
      <style:table-cell-properties style:vertical-align="middle" fo:padding-left="0.265cm" fo:padding-right="0.265cm" fo:padding-top="0.159cm" fo:padding-bottom="0.159cm" fo:border="0.05pt solid #dddddd"/>
    </style:style>
    <style:style style:name="Tabla24.A8" style:family="table-cell">
      <style:table-cell-properties style:vertical-align="middle" fo:padding-left="0.265cm" fo:padding-right="0.265cm" fo:padding-top="0.159cm" fo:padding-bottom="0.159cm" fo:border="0.05pt solid #dddddd"/>
    </style:style>
    <style:style style:name="Tabla24.B8" style:family="table-cell">
      <style:table-cell-properties style:vertical-align="middle" fo:padding-left="0.265cm" fo:padding-right="0.265cm" fo:padding-top="0.159cm" fo:padding-bottom="0.159cm" fo:border="0.05pt solid #dddddd"/>
    </style:style>
    <style:style style:name="Tabla24.A9" style:family="table-cell">
      <style:table-cell-properties style:vertical-align="middle" fo:padding-left="0.265cm" fo:padding-right="0.265cm" fo:padding-top="0.159cm" fo:padding-bottom="0.159cm" fo:border="0.05pt solid #dddddd"/>
    </style:style>
    <style:style style:name="Tabla24.B9" style:family="table-cell">
      <style:table-cell-properties style:vertical-align="middle" fo:padding-left="0.265cm" fo:padding-right="0.265cm" fo:padding-top="0.159cm" fo:padding-bottom="0.159cm" fo:border="0.05pt solid #dddddd"/>
    </style:style>
    <style:style style:name="Tabla24.A10" style:family="table-cell">
      <style:table-cell-properties style:vertical-align="middle" fo:padding-left="0.265cm" fo:padding-right="0.265cm" fo:padding-top="0.159cm" fo:padding-bottom="0.159cm" fo:border="0.05pt solid #dddddd"/>
    </style:style>
    <style:style style:name="Tabla24.B10" style:family="table-cell">
      <style:table-cell-properties style:vertical-align="middle" fo:padding-left="0.265cm" fo:padding-right="0.265cm" fo:padding-top="0.159cm" fo:padding-bottom="0.159cm" fo:border="0.05pt solid #dddddd"/>
    </style:style>
    <style:style style:name="Tabla24.A11" style:family="table-cell">
      <style:table-cell-properties style:vertical-align="middle" fo:padding-left="0.265cm" fo:padding-right="0.265cm" fo:padding-top="0.159cm" fo:padding-bottom="0.159cm" fo:border="0.05pt solid #dddddd"/>
    </style:style>
    <style:style style:name="Tabla24.B11" style:family="table-cell">
      <style:table-cell-properties style:vertical-align="middle" fo:padding-left="0.265cm" fo:padding-right="0.265cm" fo:padding-top="0.159cm" fo:padding-bottom="0.159cm" fo:border="0.05pt solid #dddddd"/>
    </style:style>
    <style:style style:name="Tabla24.A12" style:family="table-cell">
      <style:table-cell-properties style:vertical-align="middle" fo:padding-left="0.265cm" fo:padding-right="0.265cm" fo:padding-top="0.159cm" fo:padding-bottom="0.159cm" fo:border="0.05pt solid #dddddd"/>
    </style:style>
    <style:style style:name="Tabla24.B12" style:family="table-cell">
      <style:table-cell-properties style:vertical-align="middle" fo:padding-left="0.265cm" fo:padding-right="0.265cm" fo:padding-top="0.159cm" fo:padding-bottom="0.159cm" fo:border="0.05pt solid #dddddd"/>
    </style:style>
    <style:style style:name="Tabla24.A13" style:family="table-cell">
      <style:table-cell-properties style:vertical-align="middle" fo:padding-left="0.265cm" fo:padding-right="0.265cm" fo:padding-top="0.159cm" fo:padding-bottom="0.159cm" fo:border="0.05pt solid #dddddd"/>
    </style:style>
    <style:style style:name="Tabla24.B13" style:family="table-cell">
      <style:table-cell-properties style:vertical-align="middle" fo:padding-left="0.265cm" fo:padding-right="0.265cm" fo:padding-top="0.159cm" fo:padding-bottom="0.159cm" fo:border="0.05pt solid #dddddd"/>
    </style:style>
    <style:style style:name="Tabla24.A14" style:family="table-cell">
      <style:table-cell-properties style:vertical-align="middle" fo:padding-left="0.265cm" fo:padding-right="0.265cm" fo:padding-top="0.159cm" fo:padding-bottom="0.159cm" fo:border="0.05pt solid #dddddd"/>
    </style:style>
    <style:style style:name="Tabla24.B14" style:family="table-cell">
      <style:table-cell-properties style:vertical-align="middle" fo:padding-left="0.265cm" fo:padding-right="0.265cm" fo:padding-top="0.159cm" fo:padding-bottom="0.159cm" fo:border="0.05pt solid #dddddd"/>
    </style:style>
    <style:style style:name="Tabla24.A15" style:family="table-cell">
      <style:table-cell-properties style:vertical-align="middle" fo:padding-left="0.265cm" fo:padding-right="0.265cm" fo:padding-top="0.159cm" fo:padding-bottom="0.159cm" fo:border="0.05pt solid #dddddd"/>
    </style:style>
    <style:style style:name="Tabla24.B15" style:family="table-cell">
      <style:table-cell-properties style:vertical-align="middle" fo:padding-left="0.265cm" fo:padding-right="0.265cm" fo:padding-top="0.159cm" fo:padding-bottom="0.159cm" fo:border="0.05pt solid #dddddd"/>
    </style:style>
    <style:style style:name="Tabla24.A16" style:family="table-cell">
      <style:table-cell-properties style:vertical-align="middle" fo:padding-left="0.265cm" fo:padding-right="0.265cm" fo:padding-top="0.159cm" fo:padding-bottom="0.159cm" fo:border="0.05pt solid #dddddd"/>
    </style:style>
    <style:style style:name="Tabla24.B16" style:family="table-cell">
      <style:table-cell-properties style:vertical-align="middle" fo:padding-left="0.265cm" fo:padding-right="0.265cm" fo:padding-top="0.159cm" fo:padding-bottom="0.159cm" fo:border="0.05pt solid #dddddd"/>
    </style:style>
    <style:style style:name="Tabla24.A17" style:family="table-cell">
      <style:table-cell-properties style:vertical-align="middle" fo:padding-left="0.265cm" fo:padding-right="0.265cm" fo:padding-top="0.159cm" fo:padding-bottom="0.159cm" fo:border="0.05pt solid #dddddd"/>
    </style:style>
    <style:style style:name="Tabla24.B17" style:family="table-cell">
      <style:table-cell-properties style:vertical-align="middle" fo:padding-left="0.265cm" fo:padding-right="0.265cm" fo:padding-top="0.159cm" fo:padding-bottom="0.159cm" fo:border="0.05pt solid #dddddd"/>
    </style:style>
    <style:style style:name="Tabla24.A18" style:family="table-cell">
      <style:table-cell-properties style:vertical-align="middle" fo:padding-left="0.265cm" fo:padding-right="0.265cm" fo:padding-top="0.159cm" fo:padding-bottom="0.159cm" fo:border="0.05pt solid #dddddd"/>
    </style:style>
    <style:style style:name="Tabla24.B18" style:family="table-cell">
      <style:table-cell-properties style:vertical-align="middle" fo:padding-left="0.265cm" fo:padding-right="0.265cm" fo:padding-top="0.159cm" fo:padding-bottom="0.159cm" fo:border="0.05pt solid #dddddd"/>
    </style:style>
    <style:style style:name="Tabla24.A19" style:family="table-cell">
      <style:table-cell-properties style:vertical-align="middle" fo:padding-left="0.265cm" fo:padding-right="0.265cm" fo:padding-top="0.159cm" fo:padding-bottom="0.159cm" fo:border="0.05pt solid #dddddd"/>
    </style:style>
    <style:style style:name="Tabla24.B19" style:family="table-cell">
      <style:table-cell-properties style:vertical-align="middle" fo:padding-left="0.265cm" fo:padding-right="0.265cm" fo:padding-top="0.159cm" fo:padding-bottom="0.159cm" fo:border="0.05pt solid #dddddd"/>
    </style:style>
    <style:style style:name="Tabla24.A20" style:family="table-cell">
      <style:table-cell-properties style:vertical-align="middle" fo:padding-left="0.265cm" fo:padding-right="0.265cm" fo:padding-top="0.159cm" fo:padding-bottom="0.159cm" fo:border="0.05pt solid #dddddd"/>
    </style:style>
    <style:style style:name="Tabla24.B20" style:family="table-cell">
      <style:table-cell-properties style:vertical-align="middle" fo:padding-left="0.265cm" fo:padding-right="0.265cm" fo:padding-top="0.159cm" fo:padding-bottom="0.159cm" fo:border="0.05pt solid #dddddd"/>
    </style:style>
    <style:style style:name="Tabla24.A21" style:family="table-cell">
      <style:table-cell-properties style:vertical-align="middle" fo:padding-left="0.265cm" fo:padding-right="0.265cm" fo:padding-top="0.159cm" fo:padding-bottom="0.159cm" fo:border="0.05pt solid #dddddd"/>
    </style:style>
    <style:style style:name="Tabla24.B21" style:family="table-cell">
      <style:table-cell-properties style:vertical-align="middle" fo:padding-left="0.265cm" fo:padding-right="0.265cm" fo:padding-top="0.159cm" fo:padding-bottom="0.159cm" fo:border="0.05pt solid #dddddd"/>
    </style:style>
    <style:style style:name="Tabla24.A22" style:family="table-cell">
      <style:table-cell-properties style:vertical-align="middle" fo:padding-left="0.265cm" fo:padding-right="0.265cm" fo:padding-top="0.159cm" fo:padding-bottom="0.159cm" fo:border="0.05pt solid #dddddd"/>
    </style:style>
    <style:style style:name="Tabla24.B22" style:family="table-cell">
      <style:table-cell-properties style:vertical-align="middle" fo:padding-left="0.265cm" fo:padding-right="0.265cm" fo:padding-top="0.159cm" fo:padding-bottom="0.159cm" fo:border="0.05pt solid #dddddd"/>
    </style:style>
    <style:style style:name="Tabla24.A23" style:family="table-cell">
      <style:table-cell-properties style:vertical-align="middle" fo:padding-left="0.265cm" fo:padding-right="0.265cm" fo:padding-top="0.159cm" fo:padding-bottom="0.159cm" fo:border="0.05pt solid #dddddd"/>
    </style:style>
    <style:style style:name="Tabla24.B23" style:family="table-cell">
      <style:table-cell-properties style:vertical-align="middle" fo:padding-left="0.265cm" fo:padding-right="0.265cm" fo:padding-top="0.159cm" fo:padding-bottom="0.159cm" fo:border="0.05pt solid #dddddd"/>
    </style:style>
    <style:style style:name="Tabla24.A24" style:family="table-cell">
      <style:table-cell-properties style:vertical-align="middle" fo:padding-left="0.265cm" fo:padding-right="0.265cm" fo:padding-top="0.159cm" fo:padding-bottom="0.159cm" fo:border="0.05pt solid #dddddd"/>
    </style:style>
    <style:style style:name="Tabla24.B24"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officeooo:paragraph-rsid="0028dd21"/>
    </style:style>
    <style:style style:name="P4" style:family="paragraph" style:parent-style-name="Standard">
      <style:text-properties fo:font-variant="normal" fo:text-transform="none" fo:color="#333333" style:font-name="open sans" fo:font-size="25.5pt" fo:font-style="normal" fo:font-weight="normal"/>
    </style:style>
    <style:style style:name="P5"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8dd21"/>
    </style:style>
    <style:style style:name="P6"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28dd21"/>
    </style:style>
    <style:style style:name="P7" style:family="paragraph" style:parent-style-name="Heading_20_1">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officeooo:paragraph-rsid="0028dd21"/>
    </style:style>
    <style:style style:name="P8"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28dd21"/>
    </style:style>
    <style:style style:name="P9"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8dd21"/>
    </style:style>
    <style:style style:name="P10"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28dd21"/>
    </style:style>
    <style:style style:name="P11" style:family="paragraph" style:parent-style-name="Text_20_body">
      <style:paragraph-properties fo:margin-left="0cm" fo:margin-right="0cm" style:line-height-at-least="0.582cm" fo:text-indent="0cm" style:auto-text-indent="false"/>
      <style:text-properties officeooo:paragraph-rsid="0028dd21"/>
    </style:style>
    <style:style style:name="P12"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28dd21"/>
    </style:style>
    <style:style style:name="P13"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28dd21"/>
    </style:style>
    <style:style style:name="P14"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28dd21" officeooo:paragraph-rsid="0028dd21" style:font-size-asian="36pt" style:font-size-complex="36pt"/>
    </style:style>
    <style:style style:name="P15" style:family="paragraph" style:parent-style-name="Heading_20_1">
      <style:text-properties fo:font-variant="normal" fo:text-transform="none" fo:color="#333333" style:font-name="open sans" fo:font-size="25.5pt" fo:letter-spacing="normal" fo:font-style="normal" fo:font-weight="normal"/>
    </style:style>
    <style:style style:name="P16" style:family="paragraph" style:parent-style-name="Heading_20_2">
      <style:text-properties fo:font-variant="normal" fo:text-transform="none" fo:color="#333333" style:font-name="open sans" fo:font-size="19.5pt" fo:font-style="normal" fo:font-weight="normal" officeooo:paragraph-rsid="0028dd21"/>
    </style:style>
    <style:style style:name="P17" style:family="paragraph" style:parent-style-name="Table_20_Contents">
      <style:text-properties officeooo:paragraph-rsid="0028dd21"/>
    </style:style>
    <style:style style:name="P18" style:family="paragraph" style:parent-style-name="Table_20_Heading">
      <style:paragraph-properties fo:text-align="start" style:justify-single-word="false"/>
      <style:text-properties fo:color="#ffffff" officeooo:paragraph-rsid="0028dd21"/>
    </style:style>
    <style:style style:name="P19"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28dd21"/>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text-properties fo:font-variant="normal" fo:text-transform="none" fo:color="#333333" style:font-name="open sans" fo:font-size="25.5pt" fo:font-style="normal" fo:font-weight="normal" officeooo:paragraph-rsid="00305e96"/>
    </style:style>
    <style:style style:name="P24"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28dd21"/>
    </style:style>
    <style:style style:name="P25"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28dd21"/>
    </style:style>
    <style:style style:name="P26"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8dd21"/>
    </style:style>
    <style:style style:name="P27" style:family="paragraph" style:parent-style-name="Text_20_body" style:list-style-name="L2">
      <style:paragraph-properties fo:margin-left="0cm" fo:margin-right="0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8dd21"/>
    </style:style>
    <style:style style:name="P28" style:family="paragraph" style:parent-style-name="Text_20_body" style:list-style-name="L4">
      <style:paragraph-properties fo:margin-left="0cm" fo:margin-right="0.199cm" fo:margin-top="0.101cm" fo:margin-bottom="0.101cm" style:contextual-spacing="false" style:line-height-at-least="0.582cm" fo:text-indent="0cm" style:auto-text-indent="false" fo:padding="0cm" fo:border="none"/>
      <style:text-properties officeooo:paragraph-rsid="0028dd21"/>
    </style:style>
    <style:style style:name="P29" style:family="paragraph" style:parent-style-name="Text_20_body" style:list-style-name="L5">
      <style:paragraph-properties fo:margin-left="0cm" fo:margin-right="0.101cm" fo:margin-top="0.101cm" fo:margin-bottom="0.101cm" style:contextual-spacing="false" style:line-height-at-least="0.582cm" fo:text-indent="0cm" style:auto-text-indent="false" fo:padding="0cm" fo:border="none"/>
      <style:text-properties officeooo:paragraph-rsid="0028dd21"/>
    </style:style>
    <style:style style:name="P30" style:family="paragraph" style:parent-style-name="Text_20_body" style:list-style-name="L6">
      <style:paragraph-properties fo:margin-left="0cm" fo:margin-right="0.101cm" fo:margin-top="0.101cm" fo:margin-bottom="0.101cm" style:contextual-spacing="false" style:line-height-at-least="0.582cm" fo:text-indent="0cm" style:auto-text-indent="false" fo:padding="0cm" fo:border="none"/>
      <style:text-properties officeooo:paragraph-rsid="0028dd21"/>
    </style:style>
    <style:style style:name="P31" style:family="paragraph" style:parent-style-name="Text_20_body" style:list-style-name="L7">
      <style:paragraph-properties fo:margin-left="0cm" fo:margin-right="0.101cm" fo:margin-top="0.101cm" fo:margin-bottom="0.101cm" style:contextual-spacing="false" style:line-height-at-least="0.582cm" fo:text-indent="0cm" style:auto-text-indent="false" fo:padding="0cm" fo:border="none"/>
      <style:text-properties officeooo:paragraph-rsid="0028dd21"/>
    </style:style>
    <style:style style:name="P32" style:family="paragraph" style:parent-style-name="Text_20_body" style:list-style-name="L8">
      <style:paragraph-properties fo:margin-left="0cm" fo:margin-right="0.101cm" fo:margin-top="0.101cm" fo:margin-bottom="0.101cm" style:contextual-spacing="false" style:line-height-at-least="0.582cm" fo:text-indent="0cm" style:auto-text-indent="false" fo:padding="0cm" fo:border="none"/>
      <style:text-properties officeooo:paragraph-rsid="0028dd21"/>
    </style:style>
    <style:style style:name="P33"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305e96" style:font-size-asian="36pt" style:font-size-complex="36pt"/>
    </style:style>
    <style:style style:name="P34" style:family="paragraph" style:parent-style-name="Text_20_body">
      <style:paragraph-properties fo:break-before="page"/>
      <style:text-properties fo:font-variant="normal" fo:text-transform="none" fo:color="#333333" style:font-name="open sans" fo:font-size="25.5pt" fo:font-style="normal" fo:font-weight="normal" officeooo:paragraph-rsid="00305e96"/>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4"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5" style:family="text">
      <style:text-properties fo:font-variant="normal" fo:text-transform="none" fo:color="#007000" style:font-name="Droid Sans Mono" fo:font-size="10.5pt" fo:letter-spacing="normal" fo:font-style="normal" fo:font-weight="normal"/>
    </style:style>
    <style:style style:name="T6" style:family="text">
      <style:text-properties fo:font-variant="normal" fo:text-transform="none" fo:color="#000000" style:font-name="Droid Sans Mono" fo:font-size="9.75pt" fo:letter-spacing="normal" fo:font-style="normal" fo:font-weight="normal"/>
    </style:style>
    <style:style style:name="T7" style:family="text">
      <style:text-properties fo:font-variant="normal" fo:text-transform="none" fo:color="#666600" style:font-name="Droid Sans Mono" fo:font-size="9.75pt" fo:letter-spacing="normal" fo:font-style="normal" fo:font-weight="normal"/>
    </style:style>
    <style:style style:name="T8" style:family="text">
      <style:text-properties fo:font-variant="normal" fo:text-transform="none" fo:color="#006666" style:font-name="Droid Sans Mono" fo:font-size="9.75pt" fo:letter-spacing="normal" fo:font-style="normal" fo:font-weight="normal"/>
    </style:style>
    <style:style style:name="T9" style:family="text">
      <style:text-properties fo:font-variant="normal" fo:text-transform="none" fo:color="#008800" style:font-name="Droid Sans Mono" fo:font-size="9.75pt" fo:letter-spacing="normal" fo:font-style="normal" fo:font-weight="normal"/>
    </style:style>
    <style:style style:name="T10" style:family="text">
      <style:text-properties fo:font-variant="normal" fo:text-transform="none" fo:color="#000088" style:font-name="Droid Sans Mono" fo:font-size="9.75pt" fo:letter-spacing="normal" fo:font-style="normal" fo:font-weight="normal"/>
    </style:style>
    <style:style style:name="T11" style:family="text">
      <style:text-properties fo:font-variant="normal" fo:text-transform="none" fo:color="#880000" style:font-name="Droid Sans Mono" fo:font-size="9.75pt" fo:letter-spacing="normal" fo:font-style="normal" fo:font-weight="normal"/>
    </style:style>
    <style:style style:name="T12" style:family="text">
      <style:text-properties fo:color="#4285f4" style:text-line-through-style="none" style:text-line-through-type="none" style:text-underline-style="none" style:text-blinking="false"/>
    </style:style>
    <style:style style:name="T13" style:family="text">
      <style:text-properties fo:color="#4285f4" style:text-line-through-style="none" style:text-line-through-type="none" style:font-name="Roboto" fo:font-size="10.5pt" fo:letter-spacing="normal" fo:font-style="italic" style:text-underline-style="none" style:text-blinking="false"/>
    </style:style>
    <style:style style:name="T14"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15" style:family="text">
      <style:text-properties fo:font-size="24pt" officeooo:rsid="003f26af" style:font-size-asian="24pt" style:font-size-complex="24pt"/>
    </style:style>
    <style:style style:name="T16" style:family="text">
      <style:text-properties fo:font-size="24pt" officeooo:rsid="00305e96" style:font-size-asian="24pt" style:font-size-complex="24pt"/>
    </style:style>
    <style:style style:name="T17" style:family="text">
      <style:text-properties officeooo:rsid="00305e96"/>
    </style:style>
    <style:style style:name="T18" style:family="text">
      <style:text-properties fo:color="#777777" style:font-name="Roboto" fo:font-size="10.5pt" fo:letter-spacing="normal" fo:font-style="italic"/>
    </style:style>
    <style:style style:name="T19" style:family="text">
      <style:text-properties fo:color="#777777" style:font-name="Roboto" fo:font-size="10.5pt" fo:letter-spacing="normal" fo:font-style="italic" officeooo:rsid="0023ddc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305e96"/>
    </style:style>
    <style:style style:name="T22" style:family="text">
      <style:text-properties style:text-underline-style="none"/>
    </style:style>
    <style:style style:name="T23" style:family="text">
      <style:text-properties style:text-underline-style="none" officeooo:rsid="00305e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10">
        <draw:image xlink:href="https://lh3.googleusercontent.com/TwNXlBxQ-5KqjrzuN6KgiCfGHFolQR8Akka6kYVIgkFogyP9v7Jhug9uOntDxIAPr1L40xz0K3ZfZoFSmUFXRn7pSqgKV8iYAqJ4jhes0HrtvEb3RJN4FZkG9ceuWDqYCI1T" xlink:type="simple" xlink:show="embed" xlink:actuate="onLoad"/>
      </draw:frame>
      <text:p text:style-name="P4"/>
      <text:p text:style-name="P4"/>
      <text:p text:style-name="P4"/>
      <text:p text:style-name="P4"><text:bookmark text:name="docs-internal-guid-d924d5e3-85ff-1010-a3f4-a83611e42ced"/></text:p>
      <text:p text:style-name="P2"/>
      <text:p text:style-name="P2"/>
      <text:p text:style-name="P33"><text:s/>GOOGLE APP ENGINE</text:p>
      <text:p text:style-name="P33"><text:span text:style-name="T15">CHAPTER </text:span><text:span text:style-name="T16">3</text:span></text:p>
      <text:p text:style-name="P14">PHP: RUNTIME <text:span text:style-name="T22">ENVIRO</text:span><text:span text:style-name="T23">N</text:span><text:span text:style-name="T22">MENT</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22"><text:a xlink:type="simple" xlink:href="#__RefHeading__90812_1631246758" text:style-name="Index_20_Link" text:visited-style-name="Index_20_Link"><text:span text:style-name="T1">PHP Runtime Environment<text:tab/>4</text:span></text:a></text:p>
          <text:p text:style-name="P20"><text:a xlink:type="simple" xlink:href="#__RefHeading__90814_1631246758" text:style-name="Index_20_Link" text:visited-style-name="Index_20_Link"><text:span text:style-name="T1">Selecting the PHP runtime<text:tab/>4</text:span></text:a></text:p>
          <text:p text:style-name="P20"><text:a xlink:type="simple" xlink:href="#__RefHeading__90816_1631246758" text:style-name="Index_20_Link" text:visited-style-name="Index_20_Link"><text:span text:style-name="T1">The sandbox<text:tab/>4</text:span></text:a></text:p>
          <text:p text:style-name="P20"><text:a xlink:type="simple" xlink:href="#__RefHeading__90818_1631246758" text:style-name="Index_20_Link" text:visited-style-name="Index_20_Link"><text:span text:style-name="T1">Automatic class loading<text:tab/>5</text:span></text:a></text:p>
          <text:p text:style-name="P20"><text:a xlink:type="simple" xlink:href="#__RefHeading__90820_1631246758" text:style-name="Index_20_Link" text:visited-style-name="Index_20_Link"><text:span text:style-name="T1">Enabled extensions<text:tab/>5</text:span></text:a></text:p>
          <text:p text:style-name="P20"><text:a xlink:type="simple" xlink:href="#__RefHeading__90822_1631246758" text:style-name="Index_20_Link" text:visited-style-name="Index_20_Link"><text:span text:style-name="T1">Sessions<text:tab/>5</text:span></text:a></text:p>
          <text:p text:style-name="P20"><text:a xlink:type="simple" xlink:href="#__RefHeading__90824_1631246758" text:style-name="Index_20_Link" text:visited-style-name="Index_20_Link"><text:span text:style-name="T1">Special $_SERVER keys<text:tab/>6</text:span></text:a></text:p>
          <text:p text:style-name="P20"><text:a xlink:type="simple" xlink:href="#__RefHeading__90826_1631246758" text:style-name="Index_20_Link" text:visited-style-name="Index_20_Link"><text:span text:style-name="T1">Directives with new initialization defaults<text:tab/>8</text:span></text:a></text:p>
          <text:p text:style-name="P20"><text:a xlink:type="simple" xlink:href="#__RefHeading__90828_1631246758" text:style-name="Index_20_Link" text:visited-style-name="Index_20_Link"><text:span text:style-name="T1">Disabled Functions<text:tab/>9</text:span></text:a></text:p>
          <text:p text:style-name="P21"><text:a xlink:type="simple" xlink:href="#__RefHeading__90830_1631246758" text:style-name="Index_20_Link" text:visited-style-name="Index_20_Link"><text:span text:style-name="T1">Permanently disabled functions<text:tab/>9</text:span></text:a></text:p>
          <text:p text:style-name="P21"><text:a xlink:type="simple" xlink:href="#__RefHeading__90832_1631246758" text:style-name="Index_20_Link" text:visited-style-name="Index_20_Link"><text:span text:style-name="T1">Partially restricted functions<text:tab/>10</text:span></text:a></text:p>
          <text:p text:style-name="P21"><text:a xlink:type="simple" xlink:href="#__RefHeading__90834_1631246758" text:style-name="Index_20_Link" text:visited-style-name="Index_20_Link"><text:span text:style-name="T1">Functions that may be manually enabled<text:tab/>10</text:span></text:a></text:p>
          <text:p text:style-name="P20"><text:a xlink:type="simple" xlink:href="#__RefHeading__90836_1631246758" text:style-name="Index_20_Link" text:visited-style-name="Index_20_Link"><text:span text:style-name="T1">Stream support<text:tab/>10</text:span></text:a></text:p>
          <text:p text:style-name="P21"><text:a xlink:type="simple" xlink:href="#__RefHeading__90838_1631246758" text:style-name="Index_20_Link" text:visited-style-name="Index_20_Link"><text:span text:style-name="T1">Stream wrappers<text:tab/>10</text:span></text:a></text:p>
          <text:p text:style-name="P21"><text:a xlink:type="simple" xlink:href="#__RefHeading__90840_1631246758" text:style-name="Index_20_Link" text:visited-style-name="Index_20_Link"><text:span text:style-name="T1">Disabled stream transports<text:tab/>11</text:span></text:a></text:p>
          <text:p text:style-name="P20"><text:a xlink:type="simple" xlink:href="#__RefHeading__90842_1631246758" text:style-name="Index_20_Link" text:visited-style-name="Index_20_Link"><text:span text:style-name="T1">Pure PHP<text:tab/>12</text:span></text:a></text:p>
          <text:p text:style-name="P20"><text:a xlink:type="simple" xlink:href="#__RefHeading__90844_1631246758" text:style-name="Index_20_Link" text:visited-style-name="Index_20_Link"><text:span text:style-name="T1">The PHP SDK and tools<text:tab/>12</text:span></text:a></text:p>
          <text:p text:style-name="P20"><text:a xlink:type="simple" xlink:href="#__RefHeading__90846_1631246758" text:style-name="Index_20_Link" text:visited-style-name="Index_20_Link"><text:span text:style-name="T1">PHP interpreter source code<text:tab/>12</text:span></text:a></text:p>
        </text:index-body>
      </text:table-of-content>
      <text:h text:style-name="P15" text:outline-level="1"/>
      <text:p text:style-name="P3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9">Información extraida de la documentación oficial de GOOGLE APP ENGINE, recopilada en PDF para su mejor distribucción. </text:span><text:span text:style-name="T18">A menos que se indique lo contrario, el contenido de esta página tiene la </text:span><text:a xlink:type="simple" xlink:href="http://creativecommons.org/licenses/by/3.0/"><text:span text:style-name="T13">Licencia de Creative Commons Atribución 3.0</text:span></text:a><text:span text:style-name="T18">, y las muestras de código tienen la </text:span><text:a xlink:type="simple" xlink:href="http://www.apache.org/licenses/LICENSE-2.0"><text:span text:style-name="T13">Licencia Apache 2.0</text:span></text:a><text:span text:style-name="T18">. Para obtener más información, consulta las </text:span><text:a xlink:type="simple" xlink:href="https://cloud.google.com/site-policies"><text:span text:style-name="T14">Políticas de Google App Engine</text:span></text:a><text:span text:style-name="T18">.</text:span></text:p>
      <text:h text:style-name="P7" text:outline-level="1"><text:bookmark-start text:name="__RefHeading__90812_1631246758"/>PHP Runtime Environment<text:bookmark-end text:name="__RefHeading__90812_1631246758"/></text:h>
      <text:h text:style-name="P16" text:outline-level="2"><text:bookmark-start text:name="__RefHeading__90814_1631246758"/><text:bookmark text:name="PHP_Selecting_the_PHP_runtime"/>Selecting the PHP runtime<text:bookmark-end text:name="__RefHeading__90814_1631246758"/></text:h>
      <text:p text:style-name="P10"><text:span text:style-name="T1">App Engine knows to use the PHP runtime environment for your application code when you use the tool named</text:span><text:span text:style-name="Source_20_Text"><text:span text:style-name="T5">appcfg.py</text:span></text:span><text:span text:style-name="T1"> from the PHP SDK with a configuration file named </text:span><text:span text:style-name="Source_20_Text"><text:span text:style-name="T5">app.yaml</text:span></text:span><text:span text:style-name="T1">.</text:span></text:p>
      <text:p text:style-name="P6"><text:span text:style-name="T1">You specify the </text:span><text:span text:style-name="Source_20_Text"><text:span text:style-name="T5">runtime</text:span></text:span><text:span text:style-name="T1"> element in </text:span><text:span text:style-name="Source_20_Text"><text:span text:style-name="T5">app.yaml</text:span></text:span><text:span text:style-name="T1">:</text:span></text:p>
      <text:p text:style-name="P8"><text:span text:style-name="Source_20_Text"><text:span text:style-name="T6">runtime</text:span></text:span><text:span text:style-name="Source_20_Text"><text:span text:style-name="T7">:</text:span></text:span><text:span text:style-name="Source_20_Text"><text:span text:style-name="T6"> php</text:span></text:span></text:p>
      <text:p text:style-name="P19"><text:span text:style-name="Source_20_Text"><text:span text:style-name="T6">api_version</text:span></text:span><text:span text:style-name="Source_20_Text"><text:span text:style-name="T7">:</text:span></text:span><text:span text:style-name="Source_20_Text"><text:span text:style-name="T6"> </text:span></text:span><text:span text:style-name="Source_20_Text"><text:span text:style-name="T8">1</text:span></text:span></text:p>
      <text:p text:style-name="P19"><text:span text:style-name="Source_20_Text"><text:span text:style-name="T7">...</text:span></text:span></text:p>
      <text:p text:style-name="P6"><text:span text:style-name="T1">The first element, </text:span><text:span text:style-name="Source_20_Text"><text:span text:style-name="T5">runtime</text:span></text:span><text:span text:style-name="T1">, selects the PHP runtime environment.</text:span></text:p>
      <text:p text:style-name="P6"><text:span text:style-name="T1">The second element, </text:span><text:span text:style-name="Source_20_Text"><text:span text:style-name="T5">api_version</text:span></text:span><text:span text:style-name="T1">, selects which version of the PHP runtime environment to use. As of this writing, App Engine only has one version of the PHP environment, </text:span><text:span text:style-name="Source_20_Text"><text:span text:style-name="T5">1</text:span></text:span><text:span text:style-name="T1">. If the App Engine team ever needs to release changes to the environment that may not be compatible with existing code, they will do so with a new version identifier. Your app will continue to use the selected version until you change the </text:span><text:span text:style-name="Source_20_Text"><text:span text:style-name="T5">api_version</text:span></text:span><text:span text:style-name="T1"> setting and upload your app.</text:span></text:p>
      <text:p text:style-name="P6"><text:span text:style-name="T1">For more information about </text:span><text:span text:style-name="Source_20_Text"><text:span text:style-name="T5">app.yaml</text:span></text:span><text:span text:style-name="T1"> and </text:span><text:span text:style-name="Source_20_Text"><text:span text:style-name="T5">appcfg.py</text:span></text:span><text:span text:style-name="T1">, see </text:span><text:a xlink:type="simple" xlink:href="https://cloud.google.com/appengine/docs/php/config/appconfig"><text:span text:style-name="T3">PHP Application Configuration</text:span></text:a><text:span text:style-name="T1">, and </text:span><text:a xlink:type="simple" xlink:href="https://cloud.google.com/appengine/docs/php/tools/uploadinganapp"><text:span text:style-name="T3">Uploading an App</text:span></text:a><text:span text:style-name="T1">.</text:span></text:p>
      <text:h text:style-name="P12" text:outline-level="2"><text:bookmark-start text:name="__RefHeading__90816_1631246758"/><text:bookmark text:name="PHP_The_sandbox"/>The sandbox<text:bookmark-end text:name="__RefHeading__90816_1631246758"/></text:h>
      <text:p text:style-name="P5">To allow App Engine to distribute requests for applications across multiple web servers, and to prevent one application from interfering with another, the application runs in a restricted "sandbox" environment. In this environment, the application can execute code, use the App Engine mail, URL fetch and users services, and examine the user's web request and prepare the response.</text:p>
      <text:p text:style-name="P5">An App Engine application cannot:</text:p>
      <text:list xml:id="list1852591783081835274" text:style-name="L1">
        <text:list-item>
          <text:p text:style-name="P24"><text:span text:style-name="T1">write to the filesystem. PHP applications can use </text:span><text:a xlink:type="simple" xlink:href="https://cloud.google.com/appengine/docs/php/googlestorage/"><text:span text:style-name="T3">Google Cloud Storage</text:span></text:a><text:span text:style-name="T1"> for storing persistent files. Reading from the filesystem is allowed, and all application files uploaded with the application are available.</text:span></text:p>
        </text:list-item>
        <text:list-item>
          <text:p text:style-name="P26">respond slowly. A web request to an application must be handled within a few <text:soft-page-break/>seconds. Processes that take a very long time to respond are terminated to avoid overloading the web server.</text:p>
        </text:list-item>
        <text:list-item>
          <text:p text:style-name="P26">make other kinds of system calls.</text:p>
        </text:list-item>
      </text:list>
      <text:h text:style-name="P12" text:outline-level="2"><text:bookmark-start text:name="__RefHeading__90818_1631246758"/><text:bookmark text:name="PHP_Automatic_class_loading"/>Automatic class loading<text:bookmark-end text:name="__RefHeading__90818_1631246758"/></text:h>
      <text:p text:style-name="P10"><text:span text:style-name="T1">Both Standard PHP Library (SPL) [http://php.net/spl] classes and any classes that are part of the PHP SDK for App Engine are automatically loaded when needed. This means that you do not have to use </text:span><text:span text:style-name="Source_20_Text"><text:span text:style-name="T5">include</text:span></text:span><text:span text:style-name="T1"> or </text:span><text:span text:style-name="Source_20_Text"><text:span text:style-name="T5">require</text:span></text:span><text:span text:style-name="T1">statements at the top of your PHP scripts.</text:span></text:p>
      <text:p text:style-name="P6"><text:span text:style-name="T1">By default, automatic class loading will occur only for classes defined in files that reside in the App Engine PHP SDK root (and, if it has been specified by </text:span><text:span text:style-name="Source_20_Text"><text:span text:style-name="T5">--php_executable_path</text:span></text:span><text:span text:style-name="T1">, your local PHP installation).</text:span></text:p>
      <text:p text:style-name="P6"><text:span text:style-name="T1">To add more paths to be searched for automatic class loading, use </text:span><text:a xlink:type="simple" xlink:href="http://php.net/set_include_path"><text:span text:style-name="Source_20_Text"><text:span text:style-name="T4">set_include_path</text:span></text:span></text:a><text:span text:style-name="T1"> in your PHP script.</text:span></text:p>
      <text:p text:style-name="P8"><text:span text:style-name="Source_20_Text"><text:span text:style-name="T6">set_include_path</text:span></text:span><text:span text:style-name="Source_20_Text"><text:span text:style-name="T7">(</text:span></text:span><text:span text:style-name="Source_20_Text"><text:span text:style-name="T9">'my_additional_path'</text:span></text:span><text:span text:style-name="Source_20_Text"><text:span text:style-name="T6"> </text:span></text:span><text:span text:style-name="Source_20_Text"><text:span text:style-name="T7">.</text:span></text:span><text:span text:style-name="Source_20_Text"><text:span text:style-name="T6"> PATH_SEPARATOR </text:span></text:span><text:span text:style-name="Source_20_Text"><text:span text:style-name="T7">.</text:span></text:span><text:span text:style-name="Source_20_Text"><text:span text:style-name="T6"> get_include_path</text:span></text:span><text:span text:style-name="Source_20_Text"><text:span text:style-name="T7">());</text:span></text:span></text:p>
      <text:h text:style-name="P12" text:outline-level="2"><text:bookmark-start text:name="__RefHeading__90820_1631246758"/><text:bookmark text:name="PHP_Enabled_extensions"/>Enabled extensions<text:bookmark-end text:name="__RefHeading__90820_1631246758"/></text:h>
      <text:p text:style-name="P9">The following extensions have been enabled in the PHP runtime for App Engine:</text:p>
      <text:section text:style-name="Sect2" text:name="Sección1">
        <text:list xml:id="list7818382201475493057" text:style-name="L2">
          <text:list-item>
            <text:p text:style-name="P27">apc</text:p>
          </text:list-item>
          <text:list-item>
            <text:p text:style-name="P27">bcmath</text:p>
          </text:list-item>
          <text:list-item>
            <text:p text:style-name="P27">calendar</text:p>
          </text:list-item>
          <text:list-item>
            <text:p text:style-name="P27">Core</text:p>
          </text:list-item>
          <text:list-item>
            <text:p text:style-name="P27">ctype</text:p>
          </text:list-item>
          <text:list-item>
            <text:p text:style-name="P27">date</text:p>
          </text:list-item>
          <text:list-item>
            <text:p text:style-name="P27">dom</text:p>
          </text:list-item>
          <text:list-item>
            <text:p text:style-name="P27">ereg</text:p>
          </text:list-item>
          <text:list-item>
            <text:p text:style-name="P27">filter</text:p>
          </text:list-item>
          <text:list-item>
            <text:p text:style-name="P27">FTP</text:p>
          </text:list-item>
          <text:list-item>
            <text:p text:style-name="P27">gd</text:p>
          </text:list-item>
          <text:list-item>
            <text:p text:style-name="P27">hash</text:p>
          </text:list-item>
          <text:list-item>
            <text:p text:style-name="P27">iconv</text:p>
          </text:list-item>
          <text:list-item>
            <text:p text:style-name="P27">json</text:p>
          </text:list-item>
          <text:list-item>
            <text:p text:style-name="P27">libxml</text:p>
          </text:list-item>
          <text:list-item>
            <text:p text:style-name="P27">mbstring</text:p>
          </text:list-item>
          <text:list-item>
            <text:p text:style-name="P27">mcrypt</text:p>
          </text:list-item>
          <text:list-item>
            <text:p text:style-name="P27">memcache</text:p>
          </text:list-item>
          <text:list-item>
            <text:p text:style-name="P27">memcached</text:p>
          </text:list-item>
          <text:list-item>
            <text:p text:style-name="P27">mysql</text:p>
          </text:list-item>
          <text:list-item>
            <text:p text:style-name="P27">mysqli</text:p>
          </text:list-item>
          <text:list-item>
            <text:p text:style-name="P27">mysqlnd</text:p>
          </text:list-item>
          <text:list-item>
            <text:p text:style-name="P27">OAuth</text:p>
          </text:list-item>
          <text:list-item>
            <text:p text:style-name="P27">openssl</text:p>
          </text:list-item>
          <text:list-item>
            <text:p text:style-name="P27">pcre</text:p>
          </text:list-item>
          <text:list-item>
            <text:p text:style-name="P27">PDO</text:p>
          </text:list-item>
          <text:list-item>
            <text:p text:style-name="P27">pdo_mysql</text:p>
          </text:list-item>
          <text:list-item>
            <text:p text:style-name="P27">Reflection</text:p>
          </text:list-item>
          <text:list-item>
            <text:p text:style-name="P27">session</text:p>
          </text:list-item>
          <text:list-item>
            <text:p text:style-name="P27">shmop</text:p>
          </text:list-item>
          <text:list-item>
            <text:p text:style-name="P27">SimpleXML</text:p>
          </text:list-item>
          <text:list-item>
            <text:p text:style-name="P27">soap</text:p>
          </text:list-item>
          <text:list-item>
            <text:p text:style-name="P27">SPL</text:p>
          </text:list-item>
          <text:list-item>
            <text:p text:style-name="P27">standard</text:p>
          </text:list-item>
          <text:list-item>
            <text:p text:style-name="P27">tokenizer</text:p>
          </text:list-item>
          <text:list-item>
            <text:p text:style-name="P27">xml</text:p>
          </text:list-item>
          <text:list-item>
            <text:p text:style-name="P27">xmlreader</text:p>
          </text:list-item>
          <text:list-item>
            <text:p text:style-name="P27">xmlwriter</text:p>
          </text:list-item>
          <text:list-item>
            <text:p text:style-name="P27">Zip</text:p>
          </text:list-item>
          <text:list-item>
            <text:p text:style-name="P27">zlib</text:p>
          </text:list-item>
        </text:list>
      </text:section>
      <text:h text:style-name="P12" text:outline-level="2"><text:bookmark-start text:name="__RefHeading__90822_1631246758"/><text:bookmark text:name="PHP_Sessions"/>Sessions<text:bookmark-end text:name="__RefHeading__90822_1631246758"/></text:h>
      <text:p text:style-name="P9">Most web applications need a way to preserve user state information between requests. <text:soft-page-break/>PHP provides a convenient session management layer. Sessions in App Engine work much like sessions in any other PHP application.</text:p>
      <text:p text:style-name="P5">Setting a variable in a user's session:</text:p>
      <text:p text:style-name="P8"><text:span text:style-name="Source_20_Text"><text:span text:style-name="T6">session_start</text:span></text:span><text:span text:style-name="Source_20_Text"><text:span text:style-name="T7">();</text:span></text:span></text:p>
      <text:p text:style-name="P19"><text:span text:style-name="Source_20_Text"><text:span text:style-name="T6">$_SESSION</text:span></text:span><text:span text:style-name="Source_20_Text"><text:span text:style-name="T7">[</text:span></text:span><text:span text:style-name="Source_20_Text"><text:span text:style-name="T9">'Foo'</text:span></text:span><text:span text:style-name="Source_20_Text"><text:span text:style-name="T7">]</text:span></text:span><text:span text:style-name="Source_20_Text"><text:span text:style-name="T6"> </text:span></text:span><text:span text:style-name="Source_20_Text"><text:span text:style-name="T7">=</text:span></text:span><text:span text:style-name="Source_20_Text"><text:span text:style-name="T6"> </text:span></text:span><text:span text:style-name="Source_20_Text"><text:span text:style-name="T9">'Bar'</text:span></text:span><text:span text:style-name="Source_20_Text"><text:span text:style-name="T7">;</text:span></text:span></text:p>
      <text:p text:style-name="P5">On a subsequent request by the same user:</text:p>
      <text:p text:style-name="P8"><text:span text:style-name="Source_20_Text"><text:span text:style-name="T6">session_start</text:span></text:span><text:span text:style-name="Source_20_Text"><text:span text:style-name="T7">();</text:span></text:span></text:p>
      <text:p text:style-name="P19"><text:span text:style-name="Source_20_Text"><text:span text:style-name="T10">print</text:span></text:span><text:span text:style-name="Source_20_Text"><text:span text:style-name="T6"> $_SESSION</text:span></text:span><text:span text:style-name="Source_20_Text"><text:span text:style-name="T7">[</text:span></text:span><text:span text:style-name="Source_20_Text"><text:span text:style-name="T9">'Foo'</text:span></text:span><text:span text:style-name="Source_20_Text"><text:span text:style-name="T7">];</text:span></text:span><text:span text:style-name="Source_20_Text"><text:span text:style-name="T6"> </text:span></text:span><text:span text:style-name="Source_20_Text"><text:span text:style-name="T11">// prints Bar</text:span></text:span></text:p>
      <text:p text:style-name="P6"><text:span text:style-name="T1">By default the App Engine runtime will use memcache to store session information using the</text:span><text:a xlink:type="simple" xlink:href="https://cloud.google.com/appengine/docs/php/refdocs/files/google.appengine.ext.session.MemcacheSessionHandler#%5Cgoogle%5Cappengine%5Cext%5Csession%5CMemcacheSessionHandler"><text:span text:style-name="Source_20_Text"><text:span text:style-name="T4">MemcacheSessionHandler</text:span></text:span></text:a><text:span text:style-name="T1"> class. You can adjust this behavior by specifying your own session handler using PHP's </text:span><text:a xlink:type="simple" xlink:href="http://php.net/manual/en/function.session-set-save-handler.php"><text:span text:style-name="Source_20_Text"><text:span text:style-name="T4">session_set_save_handler()</text:span></text:span></text:a><text:span text:style-name="T1"> method. Memcache allows session data to be saved and retrieved quickly, meaning the overhead on your request is minimal. However data in App Engine memcache may be flushed periodically, meaning any session information will be lost. For longer-lived sessions, it may be preferable to use an alternative storage service such as </text:span><text:a xlink:type="simple" xlink:href="https://cloud.google.com/appengine/docs/php/cloud-sql/"><text:span text:style-name="T3">Cloud SQL</text:span></text:a><text:span text:style-name="T1">.</text:span></text:p>
      <text:p text:style-name="P3"><text:span text:style-name="Strong_20_Emphasis">Warning:</text:span> <text:span text:style-name="Source_20_Text"><text:span text:style-name="T5">MemcacheSessionHandler</text:span></text:span> uses Memcache to store values, meaning that by default, session data will be transient and corruptable by concurring requests that have the same session token (which can occur when users hit "refresh" while waiting for a request to complete, etc). This issue can be solved by implementing your own session functionality using a data storage solution that supports transactions, such as <text:a xlink:type="simple" xlink:href="https://cloud.google.com/appengine/docs/php/cloud-sql/"><text:span text:style-name="T12">Google Cloud SQL</text:span></text:a>.</text:p>
      <text:h text:style-name="P12" text:outline-level="2"><text:bookmark-start text:name="__RefHeading__90824_1631246758"/><text:bookmark text:name="PHP_Special_server_keys"/>Special $_SERVER keys<text:bookmark-end text:name="__RefHeading__90824_1631246758"/></text:h>
      <text:p text:style-name="P10"><text:span text:style-name="T1">PHP makes the special </text:span><text:span text:style-name="Source_20_Text"><text:span text:style-name="T5">$_SERVER[]</text:span></text:span><text:span text:style-name="T1"> array available to in the request scope. In addition to the standard CGI paramaters, App Engine adds some additional useful keys.</text:span></text:p>
      <text:list xml:id="list6755631571351089671" text:style-name="L3">
        <text:list-item>
          <text:p text:style-name="P25"><text:span text:style-name="Source_20_Text"><text:span text:style-name="T5">APPLICATION_ID</text:span></text:span><text:span text:style-name="T1"> - The app_id of the application set when the app was created. eg. my-wordpress</text:span></text:p>
        </text:list-item>
        <text:list-item>
          <text:p text:style-name="P25"><text:span text:style-name="Source_20_Text"><text:span text:style-name="T5">AUTH_DOMAIN</text:span></text:span><text:span text:style-name="T1"> - The domain used for authenticating users with the Users API. Apps hosted on appspot.com have an AUTH_DOMAIN of gmail.com, and accept any Google account. Apps hosted on a custom domain using Google Apps have an AUTH_DOMAIN equal to the custom domain</text:span></text:p>
        </text:list-item>
        <text:list-item>
          <text:p text:style-name="P25"><text:span text:style-name="Source_20_Text"><text:span text:style-name="T5">CURRENT_VERSION_ID</text:span></text:span><text:span text:style-name="T1"> - The major and minor version of the currently running application, as "X.Y". The major version number ("X") is specified in the app's </text:span><text:soft-page-break/><text:span text:style-name="T1">app.yaml file. The minor version number ("Y") is set automatically when each version of the app is uploaded to App Engine. On the development web server, the minor version is always "1".</text:span></text:p>
        </text:list-item>
        <text:list-item>
          <text:p text:style-name="P25"><text:span text:style-name="Source_20_Text"><text:span text:style-name="T5">DEFAULT_VERSION_HOSTNAME</text:span></text:span><text:span text:style-name="T1"> - The hostname of the default version of this application, eg. my-php-app.appspot.com.</text:span></text:p>
        </text:list-item>
        <text:list-item>
          <text:p text:style-name="P25"><text:span text:style-name="Source_20_Text"><text:span text:style-name="T5">HTTP_X_APPENGINE_CITY</text:span></text:span><text:span text:style-name="T1"> - Name of the city from which the request originated. For example, a request from the city of Mountain View might have the header value mountain view.</text:span></text:p>
        </text:list-item>
        <text:list-item>
          <text:p text:style-name="P25"><text:span text:style-name="Source_20_Text"><text:span text:style-name="T5">HTTP_X_APPENGINE_CITYLATLONG</text:span></text:span><text:span text:style-name="T1"> - Latitude and longitude of the city from which the request originated. This string might look like "37.386051,-122.083851" for a request from Mountain View.</text:span></text:p>
        </text:list-item>
        <text:list-item>
          <text:p text:style-name="P25"><text:span text:style-name="Source_20_Text"><text:span text:style-name="T5">HTTP_X_APPENGINE_COUNTRY</text:span></text:span><text:span text:style-name="T1"> - Country from which the request originated, as an ISO 3166-1 alpha-2 country code. App Engine determines this code from the client's IP address.</text:span></text:p>
        </text:list-item>
        <text:list-item>
          <text:p text:style-name="P25"><text:span text:style-name="Source_20_Text"><text:span text:style-name="T5">HTTP_X_APPENGINE_REGION</text:span></text:span><text:span text:style-name="T1"> - Name of region from which the request originated. This value only makes sense in the context of the country in X-AppEngine?-Country. For example, if the country is "US" and the region is "ca", that "ca" means "California", not Canada.</text:span></text:p>
        </text:list-item>
        <text:list-item>
          <text:p text:style-name="P25"><text:span text:style-name="Source_20_Text"><text:span text:style-name="T5">USER_EMAIL</text:span></text:span><text:span text:style-name="T1"> - Returns the email address of the user, if they have been authenticated using the Users API. If you use OpenID, you should not rely on this email address to be correct. Applications should use nickname for displayable names.</text:span></text:p>
        </text:list-item>
        <text:list-item>
          <text:p text:style-name="P25"><text:span text:style-name="Source_20_Text"><text:span text:style-name="T5">USER_ID</text:span></text:span><text:span text:style-name="T1"> - If the email address is associated with a Google account, user_id returns the unique permanent ID of the user, a str. If they have been authenticated using the Users API. This ID is always the same for the user regardless of whether the user changes her email address.</text:span></text:p>
        </text:list-item>
        <text:list-item>
          <text:p text:style-name="P25"><text:span text:style-name="Source_20_Text"><text:span text:style-name="T5">USER_IS_ADMIN</text:span></text:span><text:span text:style-name="T1"> - 1 if the logged in user is also an Adminstrator of the application, if they have been authenticated using the Users API. 0 otherwise.</text:span></text:p>
        </text:list-item>
        <text:list-item>
          <text:p text:style-name="P25"><text:span text:style-name="Source_20_Text"><text:span text:style-name="T5">USER_NICKNAME</text:span></text:span><text:span text:style-name="T1"> - For Google Accounts users, the nickname is either the "name" portion of the user's email address if the address is in the same domain as the application, or the user's full email address otherwise. For OpenID users, the nickname is the OpenID identifier.</text:span></text:p>
        </text:list-item>
        <text:list-item>
          <text:p text:style-name="P25"><text:span text:style-name="Source_20_Text"><text:span text:style-name="T5">USER_ORGANIZATION</text:span></text:span><text:span text:style-name="T1"> - An application using the Google Accounts setting can determine if the currently signed-in user is using a personal Google Account or an account which is managed by a Google Apps domain.</text:span></text:p>
        </text:list-item>
      </text:list>
      <text:p text:style-name="P3"><text:soft-page-break/><text:span text:style-name="Strong_20_Emphasis">Important:</text:span> In App Engine release 1.9.0, the behavior of the environment variables<text:span text:style-name="Source_20_Text"><text:span text:style-name="T5">$_SERVER['SCRIPT_NAME']</text:span></text:span> and <text:span text:style-name="Source_20_Text"><text:span text:style-name="T5">$_SERVER['PHP_SELF']</text:span></text:span> changed significantly, in order to be consistent with the Apache implementation generally expected by PHP applications. For details, see <text:a xlink:type="simple" xlink:href="https://cloud.google.com/appengine/docs/php/config/appconfig/#Updated_PHP_SELF"><text:span text:style-name="T12">Updated </text:span></text:a><text:a xlink:type="simple" xlink:href="https://cloud.google.com/appengine/docs/php/config/appconfig/#Updated_PHP_SELF"><text:span text:style-name="Source_20_Text"><text:span text:style-name="T4">PHP_SELF</text:span></text:span></text:a><text:a xlink:type="simple" xlink:href="https://cloud.google.com/appengine/docs/php/config/appconfig/#Updated_PHP_SELF"><text:span text:style-name="T12">and </text:span></text:a><text:a xlink:type="simple" xlink:href="https://cloud.google.com/appengine/docs/php/config/appconfig/#Updated_PHP_SELF"><text:span text:style-name="Source_20_Text"><text:span text:style-name="T4">SCRIPT_NAME</text:span></text:span></text:a><text:a xlink:type="simple" xlink:href="https://cloud.google.com/appengine/docs/php/config/appconfig/#Updated_PHP_SELF"><text:span text:style-name="T12"> behavior in 1.9.0</text:span></text:a></text:p>
      <text:h text:style-name="P12" text:outline-level="2"><text:bookmark-start text:name="__RefHeading__90826_1631246758"/><text:bookmark text:name="PHP_Directives_with_new_initialization_defaults"/>Directives with new initialization defaults<text:bookmark-end text:name="__RefHeading__90826_1631246758"/></text:h>
      <text:p text:style-name="P10"><text:span text:style-name="T1">This table specifies directives whose initialization defaults differ from the defaults supplied with the standard PHP 5.4 interpreter available from php.net. You can override these default directives by including them in a</text:span><text:a xlink:type="simple" xlink:href="https://cloud.google.com/appengine/docs/php/config/php_ini"><text:span text:style-name="T3">php.ini</text:span></text:a><text:span text:style-name="T1"> file for your application.</text:span></text:p>
      <table:table table:name="Tabla24" table:style-name="Tabla24">
        <table:table-column table:style-name="Tabla24.A"/>
        <table:table-column table:style-name="Tabla24.B"/>
        <table:table-header-rows>
          <table:table-row table:style-name="Tabla24.1">
            <table:table-cell table:style-name="Tabla24.A1" office:value-type="string">
              <text:p text:style-name="P18">Directive</text:p>
            </table:table-cell>
            <table:table-cell table:style-name="Tabla24.A1" office:value-type="string">
              <text:p text:style-name="P18">Default Value in Google App Engine</text:p>
            </table:table-cell>
          </table:table-row>
        </table:table-header-rows>
        <table:table-row table:style-name="Tabla24.2">
          <table:table-cell table:style-name="Tabla24.A2" office:value-type="string">
            <text:p text:style-name="P17"><text:span text:style-name="Source_20_Text"><text:span text:style-name="T5">detect_unicode</text:span></text:span></text:p>
          </table:table-cell>
          <table:table-cell table:style-name="Tabla24.B2" office:value-type="string">
            <text:p text:style-name="P17"><text:span text:style-name="Source_20_Text"><text:span text:style-name="T5">false</text:span></text:span></text:p>
          </table:table-cell>
        </table:table-row>
        <table:table-row table:style-name="Tabla24.2">
          <table:table-cell table:style-name="Tabla24.A3" office:value-type="string">
            <text:p text:style-name="P17"><text:span text:style-name="Source_20_Text"><text:span text:style-name="T5">session.gc_maxlifetime</text:span></text:span></text:p>
          </table:table-cell>
          <table:table-cell table:style-name="Tabla24.B3" office:value-type="string">
            <text:p text:style-name="P17"><text:span text:style-name="Source_20_Text"><text:span text:style-name="T5">600</text:span></text:span></text:p>
          </table:table-cell>
        </table:table-row>
        <table:table-row table:style-name="Tabla24.2">
          <table:table-cell table:style-name="Tabla24.A4" office:value-type="string">
            <text:p text:style-name="P17"><text:span text:style-name="Source_20_Text"><text:span text:style-name="T5">session.cookie_secure</text:span></text:span></text:p>
          </table:table-cell>
          <table:table-cell table:style-name="Tabla24.B4" office:value-type="string">
            <text:p text:style-name="P17"><text:span text:style-name="Source_20_Text"><text:span text:style-name="T5">600</text:span></text:span></text:p>
          </table:table-cell>
        </table:table-row>
        <table:table-row table:style-name="Tabla24.2">
          <table:table-cell table:style-name="Tabla24.A5" office:value-type="string">
            <text:p text:style-name="P17"><text:span text:style-name="Source_20_Text"><text:span text:style-name="T5">session.cookie_httponly</text:span></text:span></text:p>
          </table:table-cell>
          <table:table-cell table:style-name="Tabla24.B5" office:value-type="string">
            <text:p text:style-name="P17"><text:span text:style-name="Source_20_Text"><text:span text:style-name="T5">1</text:span></text:span></text:p>
          </table:table-cell>
        </table:table-row>
        <table:table-row table:style-name="Tabla24.2">
          <table:table-cell table:style-name="Tabla24.A6" office:value-type="string">
            <text:p text:style-name="P17"><text:span text:style-name="Source_20_Text"><text:span text:style-name="T5">session.use_only_cookies</text:span></text:span></text:p>
          </table:table-cell>
          <table:table-cell table:style-name="Tabla24.B6" office:value-type="string">
            <text:p text:style-name="P17"><text:span text:style-name="Source_20_Text"><text:span text:style-name="T5">1</text:span></text:span></text:p>
          </table:table-cell>
        </table:table-row>
        <table:table-row table:style-name="Tabla24.2">
          <table:table-cell table:style-name="Tabla24.A7" office:value-type="string">
            <text:p text:style-name="P17"><text:span text:style-name="Source_20_Text"><text:span text:style-name="T5">display_errors</text:span></text:span></text:p>
          </table:table-cell>
          <table:table-cell table:style-name="Tabla24.B7" office:value-type="string">
            <text:p text:style-name="P17"><text:span text:style-name="Source_20_Text"><text:span text:style-name="T5">0</text:span></text:span></text:p>
          </table:table-cell>
        </table:table-row>
        <table:table-row table:style-name="Tabla24.2">
          <table:table-cell table:style-name="Tabla24.A8" office:value-type="string">
            <text:p text:style-name="P17"><text:span text:style-name="Source_20_Text"><text:span text:style-name="T5">display_startup_errors</text:span></text:span></text:p>
          </table:table-cell>
          <table:table-cell table:style-name="Tabla24.B8" office:value-type="string">
            <text:p text:style-name="P17"><text:span text:style-name="Source_20_Text"><text:span text:style-name="T5">0</text:span></text:span></text:p>
          </table:table-cell>
        </table:table-row>
        <table:table-row table:style-name="Tabla24.2">
          <table:table-cell table:style-name="Tabla24.A9" office:value-type="string">
            <text:p text:style-name="P17"><text:span text:style-name="Source_20_Text"><text:span text:style-name="T5">html_errors</text:span></text:span></text:p>
          </table:table-cell>
          <table:table-cell table:style-name="Tabla24.B9" office:value-type="string">
            <text:p text:style-name="P17"><text:span text:style-name="Source_20_Text"><text:span text:style-name="T5">0</text:span></text:span></text:p>
          </table:table-cell>
        </table:table-row>
        <table:table-row table:style-name="Tabla24.2">
          <table:table-cell table:style-name="Tabla24.A10" office:value-type="string">
            <text:p text:style-name="P17"><text:span text:style-name="Source_20_Text"><text:span text:style-name="T5">log_errors</text:span></text:span></text:p>
          </table:table-cell>
          <table:table-cell table:style-name="Tabla24.B10" office:value-type="string">
            <text:p text:style-name="P17"><text:span text:style-name="Source_20_Text"><text:span text:style-name="T5">1</text:span></text:span></text:p>
          </table:table-cell>
        </table:table-row>
        <table:table-row table:style-name="Tabla24.2">
          <table:table-cell table:style-name="Tabla24.A11" office:value-type="string">
            <text:p text:style-name="P17"><text:span text:style-name="Source_20_Text"><text:span text:style-name="T5">file_uploads</text:span></text:span></text:p>
          </table:table-cell>
          <table:table-cell table:style-name="Tabla24.B11" office:value-type="string">
            <text:p text:style-name="P17"><text:span text:style-name="Source_20_Text"><text:span text:style-name="T5">0</text:span></text:span></text:p>
          </table:table-cell>
        </table:table-row>
        <table:table-row table:style-name="Tabla24.2">
          <table:table-cell table:style-name="Tabla24.A12" office:value-type="string">
            <text:p text:style-name="P17"><text:span text:style-name="Source_20_Text"><text:span text:style-name="T5">upload_max_filesize</text:span></text:span></text:p>
          </table:table-cell>
          <table:table-cell table:style-name="Tabla24.B12" office:value-type="string">
            <text:p text:style-name="P17"><text:span text:style-name="Source_20_Text"><text:span text:style-name="T5">262144</text:span></text:span></text:p>
          </table:table-cell>
        </table:table-row>
        <table:table-row table:style-name="Tabla24.2">
          <table:table-cell table:style-name="Tabla24.A13" office:value-type="string">
            <text:p text:style-name="P17"><text:span text:style-name="Source_20_Text"><text:span text:style-name="T5">max_file_uploads</text:span></text:span></text:p>
          </table:table-cell>
          <table:table-cell table:style-name="Tabla24.B13" office:value-type="string">
            <text:p text:style-name="P17"><text:span text:style-name="Source_20_Text"><text:span text:style-name="T5">0</text:span></text:span></text:p>
          </table:table-cell>
        </table:table-row>
        <table:table-row table:style-name="Tabla24.2">
          <table:table-cell table:style-name="Tabla24.A14" office:value-type="string">
            <text:p text:style-name="P17"><text:span text:style-name="Source_20_Text"><text:span text:style-name="T5">date.timezone</text:span></text:span></text:p>
          </table:table-cell>
          <table:table-cell table:style-name="Tabla24.B14" office:value-type="string">
            <text:p text:style-name="P17"><text:span text:style-name="Source_20_Text"><text:span text:style-name="T5">UTC</text:span></text:span></text:p>
          </table:table-cell>
        </table:table-row>
        <table:table-row table:style-name="Tabla24.2">
          <table:table-cell table:style-name="Tabla24.A15" office:value-type="string">
            <text:p text:style-name="P17"><text:span text:style-name="Source_20_Text"><text:span text:style-name="T5">sendmail_path</text:span></text:span></text:p>
          </table:table-cell>
          <table:table-cell table:style-name="Tabla24.B15" office:value-type="string">
            <text:p text:style-name="P17"><text:span text:style-name="Source_20_Text"><text:span text:style-name="T5">null</text:span></text:span></text:p>
          </table:table-cell>
        </table:table-row>
        <table:table-row table:style-name="Tabla24.2">
          <table:table-cell table:style-name="Tabla24.A16" office:value-type="string">
            <text:p text:style-name="P17"><text:span text:style-name="Source_20_Text"><text:span text:style-name="T5">allow_url_fopen</text:span></text:span></text:p>
          </table:table-cell>
          <table:table-cell table:style-name="Tabla24.B16" office:value-type="string">
            <text:p text:style-name="P17"><text:span text:style-name="Source_20_Text"><text:span text:style-name="T5">1</text:span></text:span></text:p>
          </table:table-cell>
        </table:table-row>
        <table:table-row table:style-name="Tabla24.2">
          <table:table-cell table:style-name="Tabla24.A17" office:value-type="string">
            <text:p text:style-name="P17"><text:span text:style-name="Source_20_Text"><text:span text:style-name="T5">allow_url_include</text:span></text:span></text:p>
          </table:table-cell>
          <table:table-cell table:style-name="Tabla24.B17" office:value-type="string">
            <text:p text:style-name="P17"><text:span text:style-name="Source_20_Text"><text:span text:style-name="T5">0</text:span></text:span></text:p>
          </table:table-cell>
        </table:table-row>
        <table:table-row table:style-name="Tabla24.2">
          <table:table-cell table:style-name="Tabla24.A18" office:value-type="string">
            <text:p text:style-name="P17"><text:span text:style-name="Source_20_Text"><text:span text:style-name="T5">enable_dl</text:span></text:span></text:p>
          </table:table-cell>
          <table:table-cell table:style-name="Tabla24.B18" office:value-type="string">
            <text:p text:style-name="P17"><text:span text:style-name="Source_20_Text"><text:span text:style-name="T5">0</text:span></text:span></text:p>
          </table:table-cell>
        </table:table-row>
        <table:table-row table:style-name="Tabla24.2">
          <table:table-cell table:style-name="Tabla24.A19" office:value-type="string">
            <text:p text:style-name="P17"><text:span text:style-name="Source_20_Text"><text:span text:style-name="T5">expose_php</text:span></text:span></text:p>
          </table:table-cell>
          <table:table-cell table:style-name="Tabla24.B19" office:value-type="string">
            <text:p text:style-name="P17"><text:span text:style-name="Source_20_Text"><text:span text:style-name="T5">Off</text:span></text:span></text:p>
          </table:table-cell>
        </table:table-row>
        <table:table-row table:style-name="Tabla24.2">
          <table:table-cell table:style-name="Tabla24.A20" office:value-type="string">
            <text:p text:style-name="P17"><text:span text:style-name="Source_20_Text"><text:span text:style-name="T5">register_globals</text:span></text:span></text:p>
          </table:table-cell>
          <table:table-cell table:style-name="Tabla24.B20" office:value-type="string">
            <text:p text:style-name="P17"><text:span text:style-name="Source_20_Text"><text:span text:style-name="T5">Off</text:span></text:span></text:p>
          </table:table-cell>
        </table:table-row>
        <table:table-row table:style-name="Tabla24.2">
          <table:table-cell table:style-name="Tabla24.A21" office:value-type="string">
            <text:p text:style-name="P17"><text:span text:style-name="Source_20_Text"><text:span text:style-name="T5">magic_quotes_gpc</text:span></text:span></text:p>
          </table:table-cell>
          <table:table-cell table:style-name="Tabla24.B21" office:value-type="string">
            <text:p text:style-name="P17"><text:span text:style-name="Source_20_Text"><text:span text:style-name="T5">0</text:span></text:span></text:p>
          </table:table-cell>
        </table:table-row>
        <table:table-row table:style-name="Tabla24.2">
          <table:table-cell table:style-name="Tabla24.A22" office:value-type="string">
            <text:p text:style-name="P17"><text:span text:style-name="Source_20_Text"><text:span text:style-name="T5">mysqlnd.collect_statistics</text:span></text:span></text:p>
          </table:table-cell>
          <table:table-cell table:style-name="Tabla24.B22" office:value-type="string">
            <text:p text:style-name="P17"><text:span text:style-name="Source_20_Text"><text:span text:style-name="T5">0</text:span></text:span></text:p>
          </table:table-cell>
        </table:table-row>
        <table:table-row table:style-name="Tabla24.2">
          <table:table-cell table:style-name="Tabla24.A23" office:value-type="string">
            <text:p text:style-name="P17"><text:span text:style-name="Source_20_Text"><text:span text:style-name="T5">mysql.allow_local_infile</text:span></text:span></text:p>
          </table:table-cell>
          <table:table-cell table:style-name="Tabla24.B23" office:value-type="string">
            <text:p text:style-name="P17"><text:span text:style-name="Source_20_Text"><text:span text:style-name="T5">0</text:span></text:span></text:p>
          </table:table-cell>
        </table:table-row>
        <text:soft-page-break/>
        <table:table-row table:style-name="Tabla24.2">
          <table:table-cell table:style-name="Tabla24.A24" office:value-type="string">
            <text:p text:style-name="P17"><text:span text:style-name="Source_20_Text"><text:span text:style-name="T5">mysqli.allow_local_infile</text:span></text:span></text:p>
          </table:table-cell>
          <table:table-cell table:style-name="Tabla24.B24" office:value-type="string">
            <text:p text:style-name="P17"><text:span text:style-name="Source_20_Text"><text:span text:style-name="T5">0</text:span></text:span></text:p>
          </table:table-cell>
        </table:table-row>
      </table:table>
      <text:h text:style-name="P12" text:outline-level="2"><text:bookmark-start text:name="__RefHeading__90828_1631246758"/><text:bookmark text:name="PHP_Disabled_functions"/>Disabled Functions<text:bookmark-end text:name="__RefHeading__90828_1631246758"/></text:h>
      <text:p text:style-name="P10"><text:span text:style-name="T1">Either for security reasons, or for compatibility with Google App Engine execution environment, some PHP functions have been disabled. Some of these functions can be explicitly re-enabled in the </text:span><text:a xlink:type="simple" xlink:href="https://cloud.google.com/appengine/docs/php/config/php_ini"><text:span text:style-name="T3">php.ini</text:span></text:a><text:span text:style-name="T1"> file for your application.</text:span></text:p>
      <text:h text:style-name="P13" text:outline-level="3"><text:bookmark-start text:name="__RefHeading__90830_1631246758"/><text:bookmark text:name="PHP_Permanently_disabled_functions"/>Permanently disabled functions<text:bookmark-end text:name="__RefHeading__90830_1631246758"/></text:h>
      <text:p text:style-name="P9">The following functions have been permanently disabled in Google App Engine:</text:p>
      <text:list xml:id="list8093494732535426636" text:style-name="L4">
        <text:list-item>
          <text:p text:style-name="P28"><text:span text:style-name="Source_20_Text"><text:span text:style-name="T5">disk_free_space()</text:span></text:span></text:p>
        </text:list-item>
        <text:list-item>
          <text:p text:style-name="P28"><text:span text:style-name="Source_20_Text"><text:span text:style-name="T5">disk_total_space()</text:span></text:span></text:p>
        </text:list-item>
        <text:list-item>
          <text:p text:style-name="P28"><text:span text:style-name="Source_20_Text"><text:span text:style-name="T5">diskfreespace()</text:span></text:span></text:p>
        </text:list-item>
        <text:list-item>
          <text:p text:style-name="P28"><text:span text:style-name="Source_20_Text"><text:span text:style-name="T5">escapeshellarg() and escapeshellcmd()</text:span></text:span></text:p>
        </text:list-item>
        <text:list-item>
          <text:p text:style-name="P28"><text:span text:style-name="Source_20_Text"><text:span text:style-name="T5">exec()</text:span></text:span></text:p>
        </text:list-item>
        <text:list-item>
          <text:p text:style-name="P28"><text:span text:style-name="Source_20_Text"><text:span text:style-name="T5">highlight_file()</text:span></text:span></text:p>
        </text:list-item>
        <text:list-item>
          <text:p text:style-name="P28"><text:span text:style-name="Source_20_Text"><text:span text:style-name="T5">lchgrp(), lchown(), link(), and symlink()</text:span></text:span></text:p>
        </text:list-item>
        <text:list-item>
          <text:p text:style-name="P28"><text:span text:style-name="Source_20_Text"><text:span text:style-name="T5">passthru()</text:span></text:span></text:p>
        </text:list-item>
        <text:list-item>
          <text:p text:style-name="P28"><text:span text:style-name="Source_20_Text"><text:span text:style-name="T5">pclose() and popen()</text:span></text:span></text:p>
        </text:list-item>
        <text:list-item>
          <text:p text:style-name="P28"><text:span text:style-name="Source_20_Text"><text:span text:style-name="T5">proc_close(), prog_get_status(), proc_nice(), proc_open(), and proc_terminate()</text:span></text:span></text:p>
        </text:list-item>
        <text:list-item>
          <text:p text:style-name="P28"><text:span text:style-name="Source_20_Text"><text:span text:style-name="T5">set_time_limit()</text:span></text:span></text:p>
        </text:list-item>
        <text:list-item>
          <text:p text:style-name="P28"><text:span text:style-name="Source_20_Text"><text:span text:style-name="T5">shell_exec()</text:span></text:span></text:p>
        </text:list-item>
        <text:list-item>
          <text:p text:style-name="P28"><text:span text:style-name="Source_20_Text"><text:span text:style-name="T5">show_source()</text:span></text:span></text:p>
        </text:list-item>
        <text:list-item>
          <text:p text:style-name="P28"><text:span text:style-name="Source_20_Text"><text:span text:style-name="T5">system()</text:span></text:span></text:p>
        </text:list-item>
        <text:list-item>
          <text:p text:style-name="P28"><text:span text:style-name="Source_20_Text"><text:span text:style-name="T5">tempnam()</text:span></text:span></text:p>
        </text:list-item>
      </text:list>
      <text:p text:style-name="P6"><text:span text:style-name="T1">Google App Engine does not include the </text:span><text:a xlink:type="simple" xlink:href="http://www.php.net/manual/en/book.pcntl.php"><text:span text:style-name="T3">pcntl</text:span></text:a><text:span text:style-name="T1"> module, and thus the functions provided by </text:span><text:span text:style-name="Source_20_Text"><text:span text:style-name="T5">pcntl</text:span></text:span><text:span text:style-name="T1"> are not available to PHP programs running in Google App Engine.</text:span></text:p>
      <text:h text:style-name="P13" text:outline-level="3"><text:bookmark-start text:name="__RefHeading__90832_1631246758"/><text:bookmark text:name="PHP_Partially_restricted_functions"/><text:soft-page-break/>Partially restricted functions<text:bookmark-end text:name="__RefHeading__90832_1631246758"/></text:h>
      <text:p text:style-name="P10"><text:span text:style-name="T1">The Google App Engine for PHP runtime does not support the </text:span><text:span text:style-name="Source_20_Text"><text:span text:style-name="T5">/e</text:span></text:span><text:span text:style-name="T1"> pattern modifier of the </text:span><text:span text:style-name="Source_20_Text"><text:span text:style-name="T5">preg_replace()</text:span></text:span><text:span text:style-name="T1"> and</text:span><text:span text:style-name="Source_20_Text"><text:span text:style-name="T5">mg_ereg_replace()</text:span></text:span><text:span text:style-name="T1"> functions. See the </text:span><text:a xlink:type="simple" xlink:href="http://php.net/manual/en/reference.pcre.pattern.modifiers.php"><text:span text:style-name="Source_20_Text"><text:span text:style-name="T4">PREG_REPLACE_EVAL</text:span></text:span></text:a><text:span text:style-name="T1"> documentation for the deprecation notice and an example of how to update your code to use </text:span><text:span text:style-name="Source_20_Text"><text:span text:style-name="T5">preg_replace_callback()</text:span></text:span><text:span text:style-name="T1"> instead.</text:span></text:p>
      <text:h text:style-name="P13" text:outline-level="3"><text:bookmark-start text:name="__RefHeading__90834_1631246758"/><text:bookmark text:name="PHP_Functions_that_may_be_manually_enabled"/>Functions that may be manually enabled<text:bookmark-end text:name="__RefHeading__90834_1631246758"/></text:h>
      <text:p text:style-name="P10"><text:span text:style-name="T1">This list specifies the PHP function that must be manually enabled by using the</text:span><text:span text:style-name="Source_20_Text"><text:span text:style-name="T5">google_app_engine.enable_functions</text:span></text:span><text:span text:style-name="T1"> directive in the </text:span><text:a xlink:type="simple" xlink:href="https://cloud.google.com/appengine/docs/php/config/php_ini"><text:span text:style-name="T3">php.ini</text:span></text:a><text:span text:style-name="T1"> file for your application.</text:span></text:p>
      <text:list xml:id="list700842289366192919" text:style-name="L5">
        <text:list-item>
          <text:p text:style-name="P29"><text:span text:style-name="Source_20_Text"><text:span text:style-name="T5">gc_collect_cycles()</text:span></text:span><text:span text:style-name="T1">, </text:span><text:span text:style-name="Source_20_Text"><text:span text:style-name="T5">gc_enable()</text:span></text:span><text:span text:style-name="T1">, </text:span><text:span text:style-name="Source_20_Text"><text:span text:style-name="T5">gc_disable()</text:span></text:span><text:span text:style-name="T1"> and </text:span><text:span text:style-name="Source_20_Text"><text:span text:style-name="T5">gc_enabled()</text:span></text:span></text:p>
        </text:list-item>
        <text:list-item>
          <text:p text:style-name="P29"><text:span text:style-name="Source_20_Text"><text:span text:style-name="T5">getmypid()</text:span></text:span></text:p>
        </text:list-item>
        <text:list-item>
          <text:p text:style-name="P29"><text:span text:style-name="Source_20_Text"><text:span text:style-name="T5">getmyuid()</text:span></text:span><text:span text:style-name="T1"> and </text:span><text:span text:style-name="Source_20_Text"><text:span text:style-name="T5">getmygid()</text:span></text:span></text:p>
        </text:list-item>
        <text:list-item>
          <text:p text:style-name="P29"><text:span text:style-name="Source_20_Text"><text:span text:style-name="T5">getrusage()</text:span></text:span></text:p>
        </text:list-item>
        <text:list-item>
          <text:p text:style-name="P29"><text:span text:style-name="Source_20_Text"><text:span text:style-name="T5">getmyinode()</text:span></text:span></text:p>
        </text:list-item>
        <text:list-item>
          <text:p text:style-name="P29"><text:span text:style-name="Source_20_Text"><text:span text:style-name="T5">get_current_user()</text:span></text:span></text:p>
        </text:list-item>
        <text:list-item>
          <text:p text:style-name="P29"><text:span text:style-name="Source_20_Text"><text:span text:style-name="T5">libxml_disable_entity_loader()</text:span></text:span><text:span text:style-name="T1">*</text:span></text:p>
        </text:list-item>
        <text:list-item>
          <text:p text:style-name="P29"><text:span text:style-name="Source_20_Text"><text:span text:style-name="T5">parse_str()</text:span></text:span></text:p>
        </text:list-item>
        <text:list-item>
          <text:p text:style-name="P29"><text:span text:style-name="Source_20_Text"><text:span text:style-name="T5">phpinfo()</text:span></text:span></text:p>
        </text:list-item>
        <text:list-item>
          <text:p text:style-name="P29"><text:span text:style-name="Source_20_Text"><text:span text:style-name="T5">phpversion()</text:span></text:span></text:p>
        </text:list-item>
        <text:list-item>
          <text:p text:style-name="P29"><text:span text:style-name="Source_20_Text"><text:span text:style-name="T5">php_uname()</text:span></text:span></text:p>
        </text:list-item>
        <text:list-item>
          <text:p text:style-name="P29"><text:span text:style-name="Source_20_Text"><text:span text:style-name="T5">php_sapi_name()</text:span></text:span></text:p>
        </text:list-item>
      </text:list>
      <text:p text:style-name="P6"><text:span text:style-name="T1">You can also manually disable functions by using the </text:span><text:a xlink:type="simple" xlink:href="http://www.php.net/manual/en/ini.core.php#ini.disable-functions"><text:span text:style-name="Source_20_Text"><text:span text:style-name="T4">disable_functions</text:span></text:span></text:a><text:span text:style-name="T1"> directive in the </text:span><text:a xlink:type="simple" xlink:href="https://cloud.google.com/appengine/docs/php/config/php_ini"><text:span text:style-name="T3">php.ini</text:span></text:a><text:span text:style-name="T1"> file for your application.</text:span></text:p>
      <text:p text:style-name="P3"><text:span text:style-name="Strong_20_Emphasis">Note:</text:span> You must also call <text:span text:style-name="Source_20_Text"><text:span text:style-name="T5">libxml_disable_entity_loader(false)</text:span></text:span> somewhere in your application's startup script to enable loading of external XML entities.</text:p>
      <text:h text:style-name="P12" text:outline-level="2"><text:bookmark-start text:name="__RefHeading__90836_1631246758"/><text:bookmark text:name="PHP_Stream_support"/>Stream support<text:bookmark-end text:name="__RefHeading__90836_1631246758"/></text:h>
      <text:h text:style-name="P13" text:outline-level="3"><text:bookmark-start text:name="__RefHeading__90838_1631246758"/><text:bookmark text:name="PHP_Stream_wrappers"/>Stream wrappers<text:bookmark-end text:name="__RefHeading__90838_1631246758"/></text:h>
      <text:p text:style-name="P10"><text:span text:style-name="T1">Many functions in PHP such as </text:span><text:span text:style-name="Source_20_Text"><text:span text:style-name="T5">fopen()</text:span></text:span><text:span text:style-name="T1"> or </text:span><text:span text:style-name="Source_20_Text"><text:span text:style-name="T5">file_get_contents()</text:span></text:span><text:span text:style-name="T1"> take advantage of PHP's streams interface to support different protocols.</text:span></text:p>
      <text:p text:style-name="P5"><text:soft-page-break/>The following is a list of built-in stream wrappers that are automatically registered and available in the App Engine runtime.</text:p>
      <text:list xml:id="list9117437632198119234" text:style-name="L6">
        <text:list-item>
          <text:p text:style-name="P30"><text:span text:style-name="Source_20_Text"><text:span text:style-name="T5">file://</text:span></text:span></text:p>
        </text:list-item>
        <text:list-item>
          <text:p text:style-name="P30"><text:span text:style-name="Source_20_Text"><text:span text:style-name="T5">glob://</text:span></text:span></text:p>
        </text:list-item>
        <text:list-item>
          <text:p text:style-name="P30"><text:span text:style-name="Source_20_Text"><text:span text:style-name="T5">http://</text:span></text:span><text:span text:style-name="T1"> (This behaves like PHP's built-in http stream handler, but uses the App Engine </text:span><text:a xlink:type="simple" xlink:href="https://cloud.google.com/appengine/docs/php/urlfetch/"><text:span text:style-name="T3">URLfetch service</text:span></text:a><text:span text:style-name="T1">)</text:span></text:p>
        </text:list-item>
        <text:list-item>
          <text:p text:style-name="P30"><text:span text:style-name="Source_20_Text"><text:span text:style-name="T5">https://</text:span></text:span><text:span text:style-name="T1"> (This uses the App Engine </text:span><text:a xlink:type="simple" xlink:href="https://cloud.google.com/appengine/docs/php/urlfetch/"><text:span text:style-name="T3">URLfetch service</text:span></text:a><text:span text:style-name="T1">)</text:span></text:p>
        </text:list-item>
        <text:list-item>
          <text:p text:style-name="P30"><text:span text:style-name="Source_20_Text"><text:span text:style-name="T5">gs://</text:span></text:span><text:span text:style-name="T1"> (The stream handler for </text:span><text:a xlink:type="simple" xlink:href="https://cloud.google.com/appengine/docs/php/googlestorage/"><text:span text:style-name="T3">Google Cloud Storage</text:span></text:a><text:span text:style-name="T1">)</text:span></text:p>
        </text:list-item>
        <text:list-item>
          <text:p text:style-name="P30"><text:span text:style-name="Source_20_Text"><text:span text:style-name="T5">php://</text:span></text:span></text:p>
        </text:list-item>
        <text:list-item>
          <text:p text:style-name="P30"><text:span text:style-name="Source_20_Text"><text:span text:style-name="T5">zlib://</text:span></text:span></text:p>
        </text:list-item>
      </text:list>
      <text:p text:style-name="P5">The following is a list of built-in stream handlers that are not supported in Google App Engine and have have been unregistered.</text:p>
      <text:list xml:id="list1618059408398781682" text:style-name="L7">
        <text:list-item>
          <text:p text:style-name="P31"><text:span text:style-name="Source_20_Text"><text:span text:style-name="T5">ftp://</text:span></text:span></text:p>
        </text:list-item>
        <text:list-item>
          <text:p text:style-name="P31"><text:span text:style-name="Source_20_Text"><text:span text:style-name="T5">data://</text:span></text:span></text:p>
        </text:list-item>
        <text:list-item>
          <text:p text:style-name="P31"><text:span text:style-name="Source_20_Text"><text:span text:style-name="T5">phar://</text:span></text:span></text:p>
        </text:list-item>
        <text:list-item>
          <text:p text:style-name="P31"><text:span text:style-name="Source_20_Text"><text:span text:style-name="T5">ssh2://</text:span></text:span></text:p>
        </text:list-item>
        <text:list-item>
          <text:p text:style-name="P31"><text:span text:style-name="Source_20_Text"><text:span text:style-name="T5">rar://</text:span></text:span></text:p>
        </text:list-item>
        <text:list-item>
          <text:p text:style-name="P31"><text:span text:style-name="Source_20_Text"><text:span text:style-name="T5">ogg://</text:span></text:span></text:p>
        </text:list-item>
        <text:list-item>
          <text:p text:style-name="P31"><text:span text:style-name="Source_20_Text"><text:span text:style-name="T5">expect://</text:span></text:span></text:p>
        </text:list-item>
      </text:list>
      <text:h text:style-name="P13" text:outline-level="3"><text:bookmark-start text:name="__RefHeading__90840_1631246758"/><text:bookmark text:name="PHP_Disabled_stream_transports"/>Disabled stream transports<text:bookmark-end text:name="__RefHeading__90840_1631246758"/></text:h>
      <text:p text:style-name="P9">The following stream transports have been disabled.</text:p>
      <text:list xml:id="list130330088401604073" text:style-name="L8">
        <text:list-item>
          <text:p text:style-name="P32"><text:span text:style-name="Source_20_Text"><text:span text:style-name="T5">ssl</text:span></text:span></text:p>
        </text:list-item>
        <text:list-item>
          <text:p text:style-name="P32"><text:span text:style-name="Source_20_Text"><text:span text:style-name="T5">sslv2</text:span></text:span></text:p>
        </text:list-item>
        <text:list-item>
          <text:p text:style-name="P32"><text:span text:style-name="Source_20_Text"><text:span text:style-name="T5">sslv3</text:span></text:span></text:p>
        </text:list-item>
        <text:list-item>
          <text:p text:style-name="P32"><text:span text:style-name="Source_20_Text"><text:span text:style-name="T5">tcp</text:span></text:span></text:p>
        </text:list-item>
        <text:list-item>
          <text:p text:style-name="P32"><text:span text:style-name="Source_20_Text"><text:span text:style-name="T5">tls</text:span></text:span></text:p>
        </text:list-item>
        <text:list-item>
          <text:p text:style-name="P32"><text:span text:style-name="Source_20_Text"><text:span text:style-name="T5">udg</text:span></text:span></text:p>
        </text:list-item>
        <text:list-item>
          <text:p text:style-name="P32"><text:span text:style-name="Source_20_Text"><text:span text:style-name="T5">udp</text:span></text:span></text:p>
        </text:list-item>
        <text:list-item>
          <text:p text:style-name="P32"><text:span text:style-name="Source_20_Text"><text:span text:style-name="T5">unix</text:span></text:span></text:p>
        </text:list-item>
      </text:list>
      <text:h text:style-name="P12" text:outline-level="2"><text:bookmark-start text:name="__RefHeading__90842_1631246758"/><text:bookmark text:name="PHP_Pure_PHP"/><text:soft-page-break/>Pure PHP<text:bookmark-end text:name="__RefHeading__90842_1631246758"/></text:h>
      <text:p text:style-name="P9">All code for the PHP runtime environment must be pure PHP. App Engine does not allow you to upload your own C extensions.</text:p>
      <text:p text:style-name="P5">The environment includes the PHP 5.4 standard library. Some modules have been disabled because their core functions are not supported by App Engine, such as networking or writing to the filesystem.</text:p>
      <text:p text:style-name="P6"><text:span text:style-name="T1">You can include other pure PHP libraries with your application by putting the code in your application directory. If you make a symbolic link to a module's directory in your application directory, </text:span><text:a xlink:type="simple" xlink:href="https://cloud.google.com/appengine/docs/php/tools/uploadinganapp"><text:span text:style-name="T3">appcfg.py</text:span></text:a><text:span text:style-name="T1"> will follow the link and include the module in your app.</text:span></text:p>
      <text:p text:style-name="P6"><text:span text:style-name="T1">The PHP module include path includes your application's root directory (the directory containing the </text:span><text:span text:style-name="Source_20_Text"><text:span text:style-name="T5">app.yaml</text:span></text:span><text:span text:style-name="T1">file). Modules you create in your application's root directory are available using a path from the root.</text:span></text:p>
      <text:h text:style-name="P12" text:outline-level="2"><text:bookmark-start text:name="__RefHeading__90844_1631246758"/><text:bookmark text:name="PHP_tools"/>The PHP SDK and tools<text:bookmark-end text:name="__RefHeading__90844_1631246758"/></text:h>
      <text:p text:style-name="P11"><text:span text:style-name="T1">The </text:span><text:a xlink:type="simple" xlink:href="https://cloud.google.com/appengine/downloads#Google_App_Engine_SDK_for_PHP"><text:span text:style-name="T3">App Engine PHP SDK</text:span></text:a><text:span text:style-name="T2"> </text:span><text:span text:style-name="T1">includes tools for testing your application and uploading application files.</text:span></text:p>
      <text:h text:style-name="P12" text:outline-level="2"><text:bookmark-start text:name="__RefHeading__90846_1631246758"/><text:bookmark text:name="PHP_interpreter_source_code"/>PHP interpreter source code<text:bookmark-end text:name="__RefHeading__90846_1631246758"/></text:h>
      <text:p text:style-name="P9">You can download the source code for App Engine's PHP interpreter here at this GitHub repository:<text:a xlink:type="simple" xlink:href="https://github.com/GoogleCloudPlatform/appengine-php"><text:span text:style-name="T12">https://github.com/GoogleCloudPlatform/appengine-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8"><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11</text:page-number>/<text:page-count>11</text:page-count></text:p>
      </style:footer>
      <style:footer-first>
        <text:p text:style-name="MP1"><text:page-number text:select-page="current">1</text:page-number>/<text:page-count>11</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29:00.683610407</dc:date>
    <meta:editing-duration>PT21H57M40S</meta:editing-duration>
    <meta:editing-cycles>23</meta:editing-cycles>
    <meta:generator>LibreOffice/4.2.6.3$Linux_X86_64 LibreOffice_project/420m0$Build-3</meta:generator>
    <meta:document-statistic meta:table-count="1" meta:image-count="2" meta:object-count="0" meta:page-count="11" meta:paragraph-count="241" meta:word-count="2027" meta:character-count="12887" meta:non-whitespace-character-count="11202"/>
  </office:meta>
</office:document-meta>
</file>